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e6" style:family="table-cell" style:parent-style-name="Default" style:data-style-name="N36"/>
    <style:style style:name="ce7" style:family="table-cell" style:parent-style-name="Default" style:data-style-name="N36"/>
    <style:style style:name="ce8" style:family="table-cell" style:parent-style-name="Default" style:data-style-name="N36"/>
    <style:style style:name="ce9" style:family="table-cell" style:parent-style-name="Default" style:data-style-name="N36"/>
    <style:style style:name="ce10" style:family="table-cell" style:parent-style-name="Default" style:data-style-name="N36"/>
    <style:style style:name="ce11" style:family="table-cell" style:parent-style-name="Default" style:data-style-name="N36"/>
    <style:style style:name="ce12" style:family="table-cell" style:parent-style-name="Default" style:data-style-name="N0"/>
    <style:style style:name="ce13" style:family="table-cell" style:parent-style-name="Default" style:data-style-name="N36"/>
    <style:style style:name="ce14" style:family="table-cell" style:parent-style-name="Default" style:data-style-name="N36"/>
    <style:style style:name="ce15" style:family="table-cell" style:parent-style-name="Default" style:data-style-name="N36"/>
    <style:style style:name="ce16" style:family="table-cell" style:parent-style-name="Default" style:data-style-name="N0"/>
    <style:style style:name="ce17" style:family="table-cell" style:parent-style-name="Default" style:data-style-name="N36"/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51354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4">
            <text:p>Дата</text:p>
          </table:table-cell>
          <table:table-cell office:value-type="string" table:style-name="ce4">
            <text:p>Австралийский доллар</text:p>
          </table:table-cell>
          <table:table-cell office:value-type="string" table:style-name="ce4">
            <text:p>Азербайджанский манат</text:p>
          </table:table-cell>
          <table:table-cell office:value-type="string" table:style-name="ce4">
            <text:p>Белорусский рубль</text:p>
          </table:table-cell>
          <table:table-cell office:value-type="string" table:style-name="ce4">
            <text:p>Болгарский лев</text:p>
          </table:table-cell>
          <table:table-cell office:value-type="string" table:style-name="ce4">
            <text:p>Бразильский реал</text:p>
          </table:table-cell>
          <table:table-cell office:value-type="string" table:style-name="ce4">
            <text:p>Доллар США</text:p>
          </table:table-cell>
          <table:table-cell office:value-type="string" table:style-name="ce4">
            <text:p>Индийская рупия</text:p>
          </table:table-cell>
          <table:table-cell office:value-type="string" table:style-name="ce4">
            <text:p>Казахстанский тенге</text:p>
          </table:table-cell>
          <table:table-cell office:value-type="string" table:style-name="ce4">
            <text:p>Киргизский сом</text:p>
          </table:table-cell>
          <table:table-cell office:value-type="string" table:style-name="ce4">
            <text:p>Польский злотый</text:p>
          </table:table-cell>
          <table:table-cell office:value-type="string" table:style-name="ce4">
            <text:p>Чешская крона</text:p>
          </table:table-cell>
          <table:table-cell office:value-type="string" table:style-name="ce4">
            <text:p>Швейцарский франк</text:p>
          </table:table-cell>
          <table:table-cell office:value-type="string" table:style-name="ce4">
            <text:p>Японская иена</text:p>
          </table:table-cell>
          <table:table-cell table:number-columns-repeated="16370" table:style-name="ce4"/>
        </table:table-row>
        <table:table-row table:style-name="ro2">
          <table:table-cell office:value-type="date" office:date-value="2020-10-24T00:00:00" table:style-name="ce2">
            <text:p>24.10.2020</text:p>
          </table:table-cell>
          <table:table-cell office:value-type="float" office:value="54.627800000000001" table:style-name="ce3">
            <text:p>54,6278</text:p>
          </table:table-cell>
          <table:table-cell office:value-type="float" office:value="45.006900000000002" table:style-name="ce5">
            <text:p>45,0069</text:p>
          </table:table-cell>
          <table:table-cell office:value-type="float" office:value="30.1953" table:style-name="ce6">
            <text:p>30,1953</text:p>
          </table:table-cell>
          <table:table-cell office:value-type="float" office:value="46.301400000000001" table:style-name="ce7">
            <text:p>46,3014</text:p>
          </table:table-cell>
          <table:table-cell office:value-type="float" office:value="13.6721" table:style-name="ce8">
            <text:p>13,6721</text:p>
          </table:table-cell>
          <table:table-cell office:value-type="float" office:value="76.466700000000003" table:style-name="ce9">
            <text:p>76,4667</text:p>
          </table:table-cell>
          <table:table-cell office:value-type="float" office:value="1.0391999999999999" table:style-name="ce10">
            <text:p>1,0392</text:p>
          </table:table-cell>
          <table:table-cell office:value-type="float" office:value="0.17883199999999999" table:style-name="ce11">
            <text:p>0,1788</text:p>
          </table:table-cell>
          <table:table-cell office:value-type="float" office:value="0.94672000000000001" table:style-name="ce12">
            <text:p>0,94672</text:p>
          </table:table-cell>
          <table:table-cell office:value-type="float" office:value="19.794599999999999" table:style-name="ce14">
            <text:p>19,7946</text:p>
          </table:table-cell>
          <table:table-cell office:value-type="float" office:value="3.3333300000000001" table:style-name="ce1">
            <text:p>3,33333</text:p>
          </table:table-cell>
          <table:table-cell office:value-type="float" office:value="84.493600000000001" table:style-name="ce15">
            <text:p>84,4936</text:p>
          </table:table-cell>
          <table:table-cell office:value-type="float" office:value="0.84493600000000002" table:formula="of:=[.M2]/100" table:style-name="ce16">
            <text:p>0,844936</text:p>
          </table:table-cell>
          <table:table-cell table:number-columns-repeated="16370" table:style-name="ce1"/>
        </table:table-row>
        <table:table-row table:style-name="ro2">
          <table:table-cell office:value-type="date" office:date-value="2020-10-27T00:00:00" table:style-name="ce2">
            <text:p>27.10.2020</text:p>
          </table:table-cell>
          <table:table-cell office:value-type="float" office:value="54.397799999999997" table:style-name="ce3">
            <text:p>54,3978</text:p>
          </table:table-cell>
          <table:table-cell office:value-type="float" office:value="44.993699999999997" table:style-name="ce5">
            <text:p>44,9937</text:p>
          </table:table-cell>
          <table:table-cell office:value-type="float" office:value="30.090299999999999" table:style-name="ce6">
            <text:p>30,0903</text:p>
          </table:table-cell>
          <table:table-cell office:value-type="float" office:value="46.198300000000003" table:style-name="ce7">
            <text:p>46,1983</text:p>
          </table:table-cell>
          <table:table-cell office:value-type="float" office:value="13.6036" table:style-name="ce8">
            <text:p>13,6036</text:p>
          </table:table-cell>
          <table:table-cell office:value-type="float" office:value="76.444299999999998" table:style-name="ce9">
            <text:p>76,4443</text:p>
          </table:table-cell>
          <table:table-cell office:value-type="float" office:value="1.0348999999999999" table:style-name="ce10">
            <text:p>1,0349</text:p>
          </table:table-cell>
          <table:table-cell office:value-type="float" office:value="0.177844" table:style-name="ce11">
            <text:p>0,1778</text:p>
          </table:table-cell>
          <table:table-cell office:value-type="float" office:value="0.94776800000000005" table:style-name="ce12">
            <text:p>0,947768</text:p>
          </table:table-cell>
          <table:table-cell office:value-type="float" office:value="19.7638" table:style-name="ce14">
            <text:p>19,7638</text:p>
          </table:table-cell>
          <table:table-cell office:value-type="float" office:value="3.31229" table:style-name="ce1">
            <text:p>3,31229</text:p>
          </table:table-cell>
          <table:table-cell office:value-type="float" office:value="84.338399999999993" table:style-name="ce15">
            <text:p>84,3384</text:p>
          </table:table-cell>
          <table:table-cell office:value-type="float" office:value="0.84338399999999991" table:formula="of:=[.M3]/100" table:style-name="ce16">
            <text:p>0,84338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28T00:00:00" table:style-name="ce2">
            <text:p>28.10.2020</text:p>
          </table:table-cell>
          <table:table-cell office:value-type="float" office:value="54.474600000000002" table:style-name="ce3">
            <text:p>54,4746</text:p>
          </table:table-cell>
          <table:table-cell office:value-type="float" office:value="45.000399999999999" table:style-name="ce5">
            <text:p>45,0004</text:p>
          </table:table-cell>
          <table:table-cell office:value-type="float" office:value="29.9239" table:style-name="ce6">
            <text:p>29,9239</text:p>
          </table:table-cell>
          <table:table-cell office:value-type="float" office:value="46.138199999999998" table:style-name="ce7">
            <text:p>46,1382</text:p>
          </table:table-cell>
          <table:table-cell office:value-type="float" office:value="13.5938" table:style-name="ce8">
            <text:p>13,5938</text:p>
          </table:table-cell>
          <table:table-cell office:value-type="float" office:value="76.455600000000004" table:style-name="ce9">
            <text:p>76,4556</text:p>
          </table:table-cell>
          <table:table-cell office:value-type="float" office:value="1.0368299999999999" table:style-name="ce10">
            <text:p>1,0368</text:p>
          </table:table-cell>
          <table:table-cell office:value-type="float" office:value="0.17787" table:style-name="ce11">
            <text:p>0,1779</text:p>
          </table:table-cell>
          <table:table-cell office:value-type="float" office:value="0.94783300000000004" table:style-name="ce12">
            <text:p>0,947833</text:p>
          </table:table-cell>
          <table:table-cell office:value-type="float" office:value="19.6767" table:style-name="ce14">
            <text:p>19,6767</text:p>
          </table:table-cell>
          <table:table-cell office:value-type="float" office:value="3.29792" table:style-name="ce1">
            <text:p>3,29792</text:p>
          </table:table-cell>
          <table:table-cell office:value-type="float" office:value="84.192899999999995" table:style-name="ce15">
            <text:p>84,1929</text:p>
          </table:table-cell>
          <table:table-cell office:value-type="float" office:value="0.84192899999999993" table:formula="of:=[.M4]/100" table:style-name="ce16">
            <text:p>0,841929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29T00:00:00" table:style-name="ce2">
            <text:p>29.10.2020</text:p>
          </table:table-cell>
          <table:table-cell office:value-type="float" office:value="55.232500000000002" table:style-name="ce3">
            <text:p>55,2325</text:p>
          </table:table-cell>
          <table:table-cell office:value-type="float" office:value="45.645699999999998" table:style-name="ce5">
            <text:p>45,6457</text:p>
          </table:table-cell>
          <table:table-cell office:value-type="float" office:value="30.0974" table:style-name="ce6">
            <text:p>30,0974</text:p>
          </table:table-cell>
          <table:table-cell office:value-type="float" office:value="46.603000000000002" table:style-name="ce7">
            <text:p>46,6030</text:p>
          </table:table-cell>
          <table:table-cell office:value-type="float" office:value="13.5906" table:style-name="ce8">
            <text:p>13,5906</text:p>
          </table:table-cell>
          <table:table-cell office:value-type="float" office:value="77.552000000000007" table:style-name="ce9">
            <text:p>77,5520</text:p>
          </table:table-cell>
          <table:table-cell office:value-type="float" office:value="1.0498099999999999" table:style-name="ce10">
            <text:p>1,0498</text:p>
          </table:table-cell>
          <table:table-cell office:value-type="float" office:value="0.17996000000000001" table:style-name="ce11">
            <text:p>0,1800</text:p>
          </table:table-cell>
          <table:table-cell office:value-type="float" office:value="0.95592699999999997" table:style-name="ce12">
            <text:p>0,955927</text:p>
          </table:table-cell>
          <table:table-cell office:value-type="float" office:value="19.7852" table:style-name="ce14">
            <text:p>19,7852</text:p>
          </table:table-cell>
          <table:table-cell office:value-type="float" office:value="3.3305600000000002" table:style-name="ce1">
            <text:p>3,33056</text:p>
          </table:table-cell>
          <table:table-cell office:value-type="float" office:value="85.053700000000006" table:style-name="ce15">
            <text:p>85,0537</text:p>
          </table:table-cell>
          <table:table-cell office:value-type="float" office:value="0.8505370000000001" table:formula="of:=[.M5]/100" table:style-name="ce16">
            <text:p>0,85053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30T00:00:00" table:style-name="ce2">
            <text:p>30.10.2020</text:p>
          </table:table-cell>
          <table:table-cell office:value-type="float" office:value="55.619100000000003" table:style-name="ce3">
            <text:p>55,6191</text:p>
          </table:table-cell>
          <table:table-cell office:value-type="float" office:value="46.421399999999998" table:style-name="ce5">
            <text:p>46,4214</text:p>
          </table:table-cell>
          <table:table-cell office:value-type="float" office:value="30.0457" table:style-name="ce6">
            <text:p>30,0457</text:p>
          </table:table-cell>
          <table:table-cell office:value-type="float" office:value="47.315300000000001" table:style-name="ce7">
            <text:p>47,3153</text:p>
          </table:table-cell>
          <table:table-cell office:value-type="float" office:value="13.724600000000001" table:style-name="ce8">
            <text:p>13,7246</text:p>
          </table:table-cell>
          <table:table-cell office:value-type="float" office:value="78.869900000000001" table:style-name="ce9">
            <text:p>78,8699</text:p>
          </table:table-cell>
          <table:table-cell office:value-type="float" office:value="1.0642499999999999" table:style-name="ce10">
            <text:p>1,0643</text:p>
          </table:table-cell>
          <table:table-cell office:value-type="float" office:value="0.18227599999999999" table:style-name="ce11">
            <text:p>0,1823</text:p>
          </table:table-cell>
          <table:table-cell office:value-type="float" office:value="0.96540700000000002" table:style-name="ce12">
            <text:p>0,965407</text:p>
          </table:table-cell>
          <table:table-cell office:value-type="float" office:value="19.975200000000001" table:style-name="ce14">
            <text:p>19,9752</text:p>
          </table:table-cell>
          <table:table-cell office:value-type="float" office:value="3.3721700000000001" table:style-name="ce1">
            <text:p>3,37217</text:p>
          </table:table-cell>
          <table:table-cell office:value-type="float" office:value="86.565600000000003" table:style-name="ce15">
            <text:p>86,5656</text:p>
          </table:table-cell>
          <table:table-cell office:value-type="float" office:value="0.86565599999999998" table:formula="of:=[.M6]/100" table:style-name="ce16">
            <text:p>0,865656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31T00:00:00" table:style-name="ce2">
            <text:p>31.10.2020</text:p>
          </table:table-cell>
          <table:table-cell office:value-type="float" office:value="55.770600000000002" table:style-name="ce3">
            <text:p>55,7706</text:p>
          </table:table-cell>
          <table:table-cell office:value-type="float" office:value="46.6935" table:style-name="ce5">
            <text:p>46,6935</text:p>
          </table:table-cell>
          <table:table-cell office:value-type="float" office:value="30.0946" table:style-name="ce6">
            <text:p>30,0946</text:p>
          </table:table-cell>
          <table:table-cell office:value-type="float" office:value="47.3371" table:style-name="ce7">
            <text:p>47,3371</text:p>
          </table:table-cell>
          <table:table-cell office:value-type="float" office:value="13.727399999999999" table:style-name="ce8">
            <text:p>13,7274</text:p>
          </table:table-cell>
          <table:table-cell office:value-type="float" office:value="79.332300000000004" table:style-name="ce9">
            <text:p>79,3323</text:p>
          </table:table-cell>
          <table:table-cell office:value-type="float" office:value="1.0629599999999999" table:style-name="ce10">
            <text:p>1,0630</text:p>
          </table:table-cell>
          <table:table-cell office:value-type="float" office:value="0.18315400000000001" table:style-name="ce11">
            <text:p>0,1832</text:p>
          </table:table-cell>
          <table:table-cell office:value-type="float" office:value="0.97106700000000001" table:style-name="ce12">
            <text:p>0,971067</text:p>
          </table:table-cell>
          <table:table-cell office:value-type="float" office:value="20.0532" table:style-name="ce14">
            <text:p>20,0532</text:p>
          </table:table-cell>
          <table:table-cell office:value-type="float" office:value="3.3880300000000001" table:style-name="ce1">
            <text:p>3,38803</text:p>
          </table:table-cell>
          <table:table-cell office:value-type="float" office:value="86.588399999999993" table:style-name="ce15">
            <text:p>86,5884</text:p>
          </table:table-cell>
          <table:table-cell office:value-type="float" office:value="0.86588399999999988" table:formula="of:=[.M7]/100" table:style-name="ce16">
            <text:p>0,86588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3T00:00:00" table:style-name="ce2">
            <text:p>03.11.2020</text:p>
          </table:table-cell>
          <table:table-cell office:value-type="float" office:value="56.370199999999997" table:style-name="ce3">
            <text:p>56,3702</text:p>
          </table:table-cell>
          <table:table-cell office:value-type="float" office:value="47.424900000000001" table:style-name="ce5">
            <text:p>47,4249</text:p>
          </table:table-cell>
          <table:table-cell office:value-type="float" office:value="30.302700000000002" table:style-name="ce6">
            <text:p>30,3027</text:p>
          </table:table-cell>
          <table:table-cell office:value-type="float" office:value="47.915599999999998" table:style-name="ce7">
            <text:p>47,9156</text:p>
          </table:table-cell>
          <table:table-cell office:value-type="float" office:value="14.0304" table:style-name="ce8">
            <text:p>14,0304</text:p>
          </table:table-cell>
          <table:table-cell office:value-type="float" office:value="80.5749" table:style-name="ce9">
            <text:p>80,5749</text:p>
          </table:table-cell>
          <table:table-cell office:value-type="float" office:value="1.0825199999999999" table:style-name="ce10">
            <text:p>1,0825</text:p>
          </table:table-cell>
          <table:table-cell office:value-type="float" office:value="0.184892" table:style-name="ce11">
            <text:p>0,1849</text:p>
          </table:table-cell>
          <table:table-cell office:value-type="float" office:value="0.98469600000000002" table:style-name="ce12">
            <text:p>0,984696</text:p>
          </table:table-cell>
          <table:table-cell office:value-type="float" office:value="20.323599999999999" table:style-name="ce14">
            <text:p>20,3236</text:p>
          </table:table-cell>
          <table:table-cell office:value-type="float" office:value="3.4380799999999998" table:style-name="ce1">
            <text:p>3,43808</text:p>
          </table:table-cell>
          <table:table-cell office:value-type="float" office:value="87.772199999999998" table:style-name="ce15">
            <text:p>87,7722</text:p>
          </table:table-cell>
          <table:table-cell office:value-type="float" office:value="0.877722" table:formula="of:=[.M8]/100" table:style-name="ce16">
            <text:p>0,877722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4T00:00:00" table:style-name="ce2">
            <text:p>04.11.2020</text:p>
          </table:table-cell>
          <table:table-cell office:value-type="float" office:value="56.7684" table:style-name="ce3">
            <text:p>56,7684</text:p>
          </table:table-cell>
          <table:table-cell office:value-type="float" office:value="47.0869" table:style-name="ce5">
            <text:p>47,0869</text:p>
          </table:table-cell>
          <table:table-cell office:value-type="float" office:value="30.185500000000001" table:style-name="ce6">
            <text:p>30,1855</text:p>
          </table:table-cell>
          <table:table-cell office:value-type="float" office:value="47.810099999999998" table:style-name="ce7">
            <text:p>47,8101</text:p>
          </table:table-cell>
          <table:table-cell office:value-type="float" office:value="13.930099999999999" table:style-name="ce8">
            <text:p>13,9301</text:p>
          </table:table-cell>
          <table:table-cell office:value-type="float" office:value="80.000600000000006" table:style-name="ce9">
            <text:p>80,0006</text:p>
          </table:table-cell>
          <table:table-cell office:value-type="float" office:value="1.07538" table:style-name="ce10">
            <text:p>1,0754</text:p>
          </table:table-cell>
          <table:table-cell office:value-type="float" office:value="0.18459100000000001" table:style-name="ce11">
            <text:p>0,1846</text:p>
          </table:table-cell>
          <table:table-cell office:value-type="float" office:value="0.97767700000000002" table:style-name="ce12">
            <text:p>0,977677</text:p>
          </table:table-cell>
          <table:table-cell office:value-type="float" office:value="20.329999999999998" table:style-name="ce14">
            <text:p>20,3300</text:p>
          </table:table-cell>
          <table:table-cell office:value-type="float" office:value="3.4561999999999999" table:style-name="ce1">
            <text:p>3,4562</text:p>
          </table:table-cell>
          <table:table-cell office:value-type="float" office:value="87.2607" table:style-name="ce15">
            <text:p>87,2607</text:p>
          </table:table-cell>
          <table:table-cell office:value-type="float" office:value="0.87260700000000002" table:formula="of:=[.M9]/100" table:style-name="ce16">
            <text:p>0,87260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6T00:00:00" table:style-name="ce2">
            <text:p>06.11.2020</text:p>
          </table:table-cell>
          <table:table-cell office:value-type="float" office:value="56.503900000000002" table:style-name="ce3">
            <text:p>56,5039</text:p>
          </table:table-cell>
          <table:table-cell office:value-type="float" office:value="46.177700000000002" table:style-name="ce5">
            <text:p>46,1777</text:p>
          </table:table-cell>
          <table:table-cell office:value-type="float" office:value="29.918700000000001" table:style-name="ce6">
            <text:p>29,9187</text:p>
          </table:table-cell>
          <table:table-cell office:value-type="float" office:value="47.177300000000002" table:style-name="ce7">
            <text:p>47,1773</text:p>
          </table:table-cell>
          <table:table-cell office:value-type="float" office:value="13.851699999999999" table:style-name="ce8">
            <text:p>13,8517</text:p>
          </table:table-cell>
          <table:table-cell office:value-type="float" office:value="78.4559" table:style-name="ce9">
            <text:p>78,4559</text:p>
          </table:table-cell>
          <table:table-cell office:value-type="float" office:value="1.0547599999999999" table:style-name="ce10">
            <text:p>1,0548</text:p>
          </table:table-cell>
          <table:table-cell office:value-type="float" office:value="0.18134" table:style-name="ce11">
            <text:p>0,1813</text:p>
          </table:table-cell>
          <table:table-cell office:value-type="float" office:value="0.93500700000000003" table:style-name="ce12">
            <text:p>0,935007</text:p>
          </table:table-cell>
          <table:table-cell office:value-type="float" office:value="20.367000000000001" table:style-name="ce14">
            <text:p>20,3670</text:p>
          </table:table-cell>
          <table:table-cell office:value-type="float" office:value="3.4403700000000002" table:style-name="ce1">
            <text:p>3,44037</text:p>
          </table:table-cell>
          <table:table-cell office:value-type="float" office:value="86.253200000000007" table:style-name="ce15">
            <text:p>86,2532</text:p>
          </table:table-cell>
          <table:table-cell office:value-type="float" office:value="0.86253200000000008" table:formula="of:=[.M10]/100" table:style-name="ce16">
            <text:p>0,862532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7T00:00:00" table:style-name="ce2">
            <text:p>07.11.2020</text:p>
          </table:table-cell>
          <table:table-cell office:value-type="float" office:value="56.099899999999998" table:style-name="ce3">
            <text:p>56,0999</text:p>
          </table:table-cell>
          <table:table-cell office:value-type="float" office:value="45.431100000000001" table:style-name="ce5">
            <text:p>45,4311</text:p>
          </table:table-cell>
          <table:table-cell office:value-type="float" office:value="29.967600000000001" table:style-name="ce6">
            <text:p>29,9676</text:p>
          </table:table-cell>
          <table:table-cell office:value-type="float" office:value="46.729300000000002" table:style-name="ce7">
            <text:p>46,7293</text:p>
          </table:table-cell>
          <table:table-cell office:value-type="float" office:value="13.9693" table:style-name="ce8">
            <text:p>13,9693</text:p>
          </table:table-cell>
          <table:table-cell office:value-type="float" office:value="77.1875" table:style-name="ce9">
            <text:p>77,1875</text:p>
          </table:table-cell>
          <table:table-cell office:value-type="float" office:value="1.0401899999999999" table:style-name="ce10">
            <text:p>1,0402</text:p>
          </table:table-cell>
          <table:table-cell office:value-type="float" office:value="0.17849100000000001" table:style-name="ce11">
            <text:p>0,1785</text:p>
          </table:table-cell>
          <table:table-cell office:value-type="float" office:value="0.92026799999999997" table:style-name="ce12">
            <text:p>0,920268</text:p>
          </table:table-cell>
          <table:table-cell office:value-type="float" office:value="20.205100000000002" table:style-name="ce14">
            <text:p>20,2051</text:p>
          </table:table-cell>
          <table:table-cell office:value-type="float" office:value="3.4333" table:style-name="ce1">
            <text:p>3,4333</text:p>
          </table:table-cell>
          <table:table-cell office:value-type="float" office:value="85.431700000000006" table:style-name="ce15">
            <text:p>85,4317</text:p>
          </table:table-cell>
          <table:table-cell office:value-type="float" office:value="0.8543170000000001" table:formula="of:=[.M11]/100" table:style-name="ce16">
            <text:p>0,85431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0T00:00:00" table:style-name="ce2">
            <text:p>10.11.2020</text:p>
          </table:table-cell>
          <table:table-cell office:value-type="float" office:value="56.074599999999997" table:style-name="ce3">
            <text:p>56,0746</text:p>
          </table:table-cell>
          <table:table-cell office:value-type="float" office:value="45.292200000000001" table:style-name="ce5">
            <text:p>45,2922</text:p>
          </table:table-cell>
          <table:table-cell office:value-type="float" office:value="29.849299999999999" table:style-name="ce6">
            <text:p>29,8493</text:p>
          </table:table-cell>
          <table:table-cell office:value-type="float" office:value="46.750599999999999" table:style-name="ce7">
            <text:p>46,7506</text:p>
          </table:table-cell>
          <table:table-cell office:value-type="float" office:value="14.3432" table:style-name="ce8">
            <text:p>14,3432</text:p>
          </table:table-cell>
          <table:table-cell office:value-type="float" office:value="76.951499999999996" table:style-name="ce9">
            <text:p>76,9515</text:p>
          </table:table-cell>
          <table:table-cell office:value-type="float" office:value="1.0394099999999999" table:style-name="ce10">
            <text:p>1,0394</text:p>
          </table:table-cell>
          <table:table-cell office:value-type="float" office:value="0.178587" table:style-name="ce11">
            <text:p>0,1786</text:p>
          </table:table-cell>
          <table:table-cell office:value-type="float" office:value="0.917798" table:style-name="ce12">
            <text:p>0,917798</text:p>
          </table:table-cell>
          <table:table-cell office:value-type="float" office:value="20.382300000000001" table:style-name="ce14">
            <text:p>20,3823</text:p>
          </table:table-cell>
          <table:table-cell office:value-type="float" office:value="3.44333" table:style-name="ce1">
            <text:p>3,44333</text:p>
          </table:table-cell>
          <table:table-cell office:value-type="float" office:value="85.587299999999999" table:style-name="ce15">
            <text:p>85,5873</text:p>
          </table:table-cell>
          <table:table-cell office:value-type="float" office:value="0.85587299999999999" table:formula="of:=[.M12]/100" table:style-name="ce16">
            <text:p>0,85587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1T00:00:00" table:style-name="ce2">
            <text:p>11.11.2020</text:p>
          </table:table-cell>
          <table:table-cell office:value-type="float" office:value="55.663400000000003" table:style-name="ce3">
            <text:p>55,6634</text:p>
          </table:table-cell>
          <table:table-cell office:value-type="float" office:value="44.966299999999997" table:style-name="ce5">
            <text:p>44,9663</text:p>
          </table:table-cell>
          <table:table-cell office:value-type="float" office:value="29.896599999999999" table:style-name="ce6">
            <text:p>29,8966</text:p>
          </table:table-cell>
          <table:table-cell office:value-type="float" office:value="46.2316" table:style-name="ce7">
            <text:p>46,2316</text:p>
          </table:table-cell>
          <table:table-cell office:value-type="float" office:value="14.1843" table:style-name="ce8">
            <text:p>14,1843</text:p>
          </table:table-cell>
          <table:table-cell office:value-type="float" office:value="76.397800000000004" table:style-name="ce9">
            <text:p>76,3978</text:p>
          </table:table-cell>
          <table:table-cell office:value-type="float" office:value="1.0301400000000001" table:style-name="ce10">
            <text:p>1,0301</text:p>
          </table:table-cell>
          <table:table-cell office:value-type="float" office:value="0.178067" table:style-name="ce11">
            <text:p>0,1781</text:p>
          </table:table-cell>
          <table:table-cell office:value-type="float" office:value="0.91119600000000001" table:style-name="ce12">
            <text:p>0,911196</text:p>
          </table:table-cell>
          <table:table-cell office:value-type="float" office:value="20.175799999999999" table:style-name="ce14">
            <text:p>20,1758</text:p>
          </table:table-cell>
          <table:table-cell office:value-type="float" office:value="3.4144299999999999" table:style-name="ce1">
            <text:p>3,41443</text:p>
          </table:table-cell>
          <table:table-cell office:value-type="float" office:value="83.696100000000001" table:style-name="ce15">
            <text:p>83,6961</text:p>
          </table:table-cell>
          <table:table-cell office:value-type="float" office:value="0.83696100000000007" table:formula="of:=[.M13]/100" table:style-name="ce16">
            <text:p>0,836961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2T00:00:00" table:style-name="ce2">
            <text:p>12.11.2020</text:p>
          </table:table-cell>
          <table:table-cell office:value-type="float" office:value="55.555300000000003" table:style-name="ce3">
            <text:p>55,5553</text:p>
          </table:table-cell>
          <table:table-cell office:value-type="float" office:value="44.854300000000002" table:style-name="ce5">
            <text:p>44,8543</text:p>
          </table:table-cell>
          <table:table-cell office:value-type="float" office:value="29.8443" table:style-name="ce6">
            <text:p>29,8443</text:p>
          </table:table-cell>
          <table:table-cell office:value-type="float" office:value="45.946899999999999" table:style-name="ce7">
            <text:p>45,9469</text:p>
          </table:table-cell>
          <table:table-cell office:value-type="float" office:value="14.073399999999999" table:style-name="ce8">
            <text:p>14,0734</text:p>
          </table:table-cell>
          <table:table-cell office:value-type="float" office:value="76.207499999999996" table:style-name="ce9">
            <text:p>76,2075</text:p>
          </table:table-cell>
          <table:table-cell office:value-type="float" office:value="1.0253300000000001" table:style-name="ce10">
            <text:p>1,0253</text:p>
          </table:table-cell>
          <table:table-cell office:value-type="float" office:value="0.17835100000000001" table:style-name="ce11">
            <text:p>0,1784</text:p>
          </table:table-cell>
          <table:table-cell office:value-type="float" office:value="0.90892399999999995" table:style-name="ce12">
            <text:p>0,908924</text:p>
          </table:table-cell>
          <table:table-cell office:value-type="float" office:value="19.968900000000001" table:style-name="ce14">
            <text:p>19,9689</text:p>
          </table:table-cell>
          <table:table-cell office:value-type="float" office:value="3.39575" table:style-name="ce1">
            <text:p>3,39575</text:p>
          </table:table-cell>
          <table:table-cell office:value-type="float" office:value="83.1143" table:style-name="ce15">
            <text:p>83,1143</text:p>
          </table:table-cell>
          <table:table-cell office:value-type="float" office:value="0.83114299999999997" table:formula="of:=[.M14]/100" table:style-name="ce16">
            <text:p>0,83114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3T00:00:00" table:style-name="ce2">
            <text:p>13.11.2020</text:p>
          </table:table-cell>
          <table:table-cell office:value-type="float" office:value="55.962200000000003" table:style-name="ce3">
            <text:p>55,9622</text:p>
          </table:table-cell>
          <table:table-cell office:value-type="float" office:value="45.388300000000001" table:style-name="ce5">
            <text:p>45,3883</text:p>
          </table:table-cell>
          <table:table-cell office:value-type="float" office:value="30.0549" table:style-name="ce6">
            <text:p>30,0549</text:p>
          </table:table-cell>
          <table:table-cell office:value-type="float" office:value="46.4771" table:style-name="ce7">
            <text:p>46,4771</text:p>
          </table:table-cell>
          <table:table-cell office:value-type="float" office:value="14.303000000000001" table:style-name="ce8">
            <text:p>14,3030</text:p>
          </table:table-cell>
          <table:table-cell office:value-type="float" office:value="77.114800000000002" table:style-name="ce9">
            <text:p>77,1148</text:p>
          </table:table-cell>
          <table:table-cell office:value-type="float" office:value="1.0331600000000001" table:style-name="ce10">
            <text:p>1,0332</text:p>
          </table:table-cell>
          <table:table-cell office:value-type="float" office:value="0.17961199999999999" table:style-name="ce11">
            <text:p>0,1796</text:p>
          </table:table-cell>
          <table:table-cell office:value-type="float" office:value="0.916466" table:style-name="ce12">
            <text:p>0,916466</text:p>
          </table:table-cell>
          <table:table-cell office:value-type="float" office:value="20.237400000000001" table:style-name="ce14">
            <text:p>20,2374</text:p>
          </table:table-cell>
          <table:table-cell office:value-type="float" office:value="3.4314399999999998" table:style-name="ce1">
            <text:p>3,43144</text:p>
          </table:table-cell>
          <table:table-cell office:value-type="float" office:value="84.260099999999994" table:style-name="ce15">
            <text:p>84,2601</text:p>
          </table:table-cell>
          <table:table-cell office:value-type="float" office:value="0.84260099999999993" table:formula="of:=[.M15]/100" table:style-name="ce16">
            <text:p>0,842601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4T00:00:00" table:style-name="ce2">
            <text:p>14.11.2020</text:p>
          </table:table-cell>
          <table:table-cell office:value-type="float" office:value="55.976399999999998" table:style-name="ce3">
            <text:p>55,9764</text:p>
          </table:table-cell>
          <table:table-cell office:value-type="float" office:value="45.512799999999999" table:style-name="ce5">
            <text:p>45,5128</text:p>
          </table:table-cell>
          <table:table-cell office:value-type="float" office:value="30.120799999999999" table:style-name="ce6">
            <text:p>30,1208</text:p>
          </table:table-cell>
          <table:table-cell office:value-type="float" office:value="46.700200000000002" table:style-name="ce7">
            <text:p>46,7002</text:p>
          </table:table-cell>
          <table:table-cell office:value-type="float" office:value="14.1675" table:style-name="ce8">
            <text:p>14,1675</text:p>
          </table:table-cell>
          <table:table-cell office:value-type="float" office:value="77.3262" table:style-name="ce9">
            <text:p>77,3262</text:p>
          </table:table-cell>
          <table:table-cell office:value-type="float" office:value="1.03708" table:style-name="ce10">
            <text:p>1,0371</text:p>
          </table:table-cell>
          <table:table-cell office:value-type="float" office:value="0.17974899999999999" table:style-name="ce11">
            <text:p>0,1797</text:p>
          </table:table-cell>
          <table:table-cell office:value-type="float" office:value="0.91863600000000001" table:style-name="ce12">
            <text:p>0,918636</text:p>
          </table:table-cell>
          <table:table-cell office:value-type="float" office:value="20.3063" table:style-name="ce14">
            <text:p>20,3063</text:p>
          </table:table-cell>
          <table:table-cell office:value-type="float" office:value="3.4432999999999998" table:style-name="ce1">
            <text:p>3,4433</text:p>
          </table:table-cell>
          <table:table-cell office:value-type="float" office:value="84.500299999999996" table:style-name="ce15">
            <text:p>84,5003</text:p>
          </table:table-cell>
          <table:table-cell office:value-type="float" office:value="0.84500299999999995" table:formula="of:=[.M16]/100" table:style-name="ce16">
            <text:p>0,84500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7T00:00:00" table:style-name="ce2">
            <text:p>17.11.2020</text:p>
          </table:table-cell>
          <table:table-cell office:value-type="float" office:value="56.151400000000002" table:style-name="ce3">
            <text:p>56,1514</text:p>
          </table:table-cell>
          <table:table-cell office:value-type="float" office:value="45.273499999999999" table:style-name="ce5">
            <text:p>45,2735</text:p>
          </table:table-cell>
          <table:table-cell office:value-type="float" office:value="30.058499999999999" table:style-name="ce6">
            <text:p>30,0585</text:p>
          </table:table-cell>
          <table:table-cell office:value-type="float" office:value="46.6434" table:style-name="ce7">
            <text:p>46,6434</text:p>
          </table:table-cell>
          <table:table-cell office:value-type="float" office:value="14.093500000000001" table:style-name="ce8">
            <text:p>14,0935</text:p>
          </table:table-cell>
          <table:table-cell office:value-type="float" office:value="76.919700000000006" table:style-name="ce9">
            <text:p>76,9197</text:p>
          </table:table-cell>
          <table:table-cell office:value-type="float" office:value="1.03267" table:style-name="ce10">
            <text:p>1,0327</text:p>
          </table:table-cell>
          <table:table-cell office:value-type="float" office:value="0.179116" table:style-name="ce11">
            <text:p>0,1791</text:p>
          </table:table-cell>
          <table:table-cell office:value-type="float" office:value="0.90678099999999995" table:style-name="ce12">
            <text:p>0,906781</text:p>
          </table:table-cell>
          <table:table-cell office:value-type="float" office:value="20.413900000000002" table:style-name="ce14">
            <text:p>20,4139</text:p>
          </table:table-cell>
          <table:table-cell office:value-type="float" office:value="3.4576899999999999" table:style-name="ce1">
            <text:p>3,45769</text:p>
          </table:table-cell>
          <table:table-cell office:value-type="float" office:value="84.499300000000005" table:style-name="ce15">
            <text:p>84,4993</text:p>
          </table:table-cell>
          <table:table-cell office:value-type="float" office:value="0.84499300000000011" table:formula="of:=[.M17]/100" table:style-name="ce16">
            <text:p>0,84499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8T00:00:00" table:style-name="ce2">
            <text:p>18.11.2020</text:p>
          </table:table-cell>
          <table:table-cell office:value-type="float" office:value="55.7333" table:style-name="ce3">
            <text:p>55,7333</text:p>
          </table:table-cell>
          <table:table-cell office:value-type="float" office:value="44.881100000000004" table:style-name="ce5">
            <text:p>44,8811</text:p>
          </table:table-cell>
          <table:table-cell office:value-type="float" office:value="29.832899999999999" table:style-name="ce6">
            <text:p>29,8329</text:p>
          </table:table-cell>
          <table:table-cell office:value-type="float" office:value="46.244799999999998" table:style-name="ce7">
            <text:p>46,2448</text:p>
          </table:table-cell>
          <table:table-cell office:value-type="float" office:value="14.0779" table:style-name="ce8">
            <text:p>14,0779</text:p>
          </table:table-cell>
          <table:table-cell office:value-type="float" office:value="76.253" table:style-name="ce9">
            <text:p>76,2530</text:p>
          </table:table-cell>
          <table:table-cell office:value-type="float" office:value="1.02275" table:style-name="ce10">
            <text:p>1,0228</text:p>
          </table:table-cell>
          <table:table-cell office:value-type="float" office:value="0.177874" table:style-name="ce11">
            <text:p>0,1779</text:p>
          </table:table-cell>
          <table:table-cell office:value-type="float" office:value="0.898922" table:style-name="ce12">
            <text:p>0,898922</text:p>
          </table:table-cell>
          <table:table-cell office:value-type="float" office:value="20.1968" table:style-name="ce14">
            <text:p>20,1968</text:p>
          </table:table-cell>
          <table:table-cell office:value-type="float" office:value="3.4209499999999999" table:style-name="ce1">
            <text:p>3,42095</text:p>
          </table:table-cell>
          <table:table-cell office:value-type="float" office:value="83.592399999999998" table:style-name="ce15">
            <text:p>83,5924</text:p>
          </table:table-cell>
          <table:table-cell office:value-type="float" office:value="0.835924" table:formula="of:=[.M18]/100" table:style-name="ce16">
            <text:p>0,83592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9T00:00:00" table:style-name="ce2">
            <text:p>19.11.2020</text:p>
          </table:table-cell>
          <table:table-cell office:value-type="float" office:value="55.578400000000002" table:style-name="ce3">
            <text:p>55,5784</text:p>
          </table:table-cell>
          <table:table-cell office:value-type="float" office:value="44.689100000000003" table:style-name="ce5">
            <text:p>44,6891</text:p>
          </table:table-cell>
          <table:table-cell office:value-type="float" office:value="29.763500000000001" table:style-name="ce6">
            <text:p>29,7635</text:p>
          </table:table-cell>
          <table:table-cell office:value-type="float" office:value="46.1449" table:style-name="ce7">
            <text:p>46,1449</text:p>
          </table:table-cell>
          <table:table-cell office:value-type="float" office:value="14.2492" table:style-name="ce8">
            <text:p>14,2492</text:p>
          </table:table-cell>
          <table:table-cell office:value-type="float" office:value="75.9268" table:style-name="ce9">
            <text:p>75,9268</text:p>
          </table:table-cell>
          <table:table-cell office:value-type="float" office:value="1.02382" table:style-name="ce10">
            <text:p>1,0238</text:p>
          </table:table-cell>
          <table:table-cell office:value-type="float" office:value="0.177507" table:style-name="ce11">
            <text:p>0,1775</text:p>
          </table:table-cell>
          <table:table-cell office:value-type="float" office:value="0.89507599999999998" table:style-name="ce12">
            <text:p>0,895076</text:p>
          </table:table-cell>
          <table:table-cell office:value-type="float" office:value="20.1633" table:style-name="ce14">
            <text:p>20,1633</text:p>
          </table:table-cell>
          <table:table-cell office:value-type="float" office:value="3.4141300000000001" table:style-name="ce1">
            <text:p>3,41413</text:p>
          </table:table-cell>
          <table:table-cell office:value-type="float" office:value="83.408500000000004" table:style-name="ce15">
            <text:p>83,4085</text:p>
          </table:table-cell>
          <table:table-cell office:value-type="float" office:value="0.83408500000000008" table:formula="of:=[.M19]/100" table:style-name="ce16">
            <text:p>0,834085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0T00:00:00" table:style-name="ce2">
            <text:p>20.11.2020</text:p>
          </table:table-cell>
          <table:table-cell office:value-type="float" office:value="55.503999999999998" table:style-name="ce3">
            <text:p>55,5040</text:p>
          </table:table-cell>
          <table:table-cell office:value-type="float" office:value="44.886800000000001" table:style-name="ce5">
            <text:p>44,8868</text:p>
          </table:table-cell>
          <table:table-cell office:value-type="float" office:value="29.8111" table:style-name="ce6">
            <text:p>29,8111</text:p>
          </table:table-cell>
          <table:table-cell office:value-type="float" office:value="46.149900000000002" table:style-name="ce7">
            <text:p>46,1499</text:p>
          </table:table-cell>
          <table:table-cell office:value-type="float" office:value="14.219099999999999" table:style-name="ce8">
            <text:p>14,2191</text:p>
          </table:table-cell>
          <table:table-cell office:value-type="float" office:value="76.262699999999995" table:style-name="ce9">
            <text:p>76,2627</text:p>
          </table:table-cell>
          <table:table-cell office:value-type="float" office:value="1.0267599999999999" table:style-name="ce10">
            <text:p>1,0268</text:p>
          </table:table-cell>
          <table:table-cell office:value-type="float" office:value="0.17802200000000001" table:style-name="ce11">
            <text:p>0,1780</text:p>
          </table:table-cell>
          <table:table-cell office:value-type="float" office:value="0.89932699999999999" table:style-name="ce12">
            <text:p>0,899327</text:p>
          </table:table-cell>
          <table:table-cell office:value-type="float" office:value="20.1737" table:style-name="ce14">
            <text:p>20,1737</text:p>
          </table:table-cell>
          <table:table-cell office:value-type="float" office:value="3.4209999999999998" table:style-name="ce1">
            <text:p>3,421</text:p>
          </table:table-cell>
          <table:table-cell office:value-type="float" office:value="83.602999999999994" table:style-name="ce15">
            <text:p>83,6030</text:p>
          </table:table-cell>
          <table:table-cell office:value-type="float" office:value="0.83602999999999994" table:formula="of:=[.M20]/100" table:style-name="ce16">
            <text:p>0,8360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1T00:00:00" table:style-name="ce2">
            <text:p>21.11.2020</text:p>
          </table:table-cell>
          <table:table-cell office:value-type="float" office:value="55.412700000000001" table:style-name="ce3">
            <text:p>55,4127</text:p>
          </table:table-cell>
          <table:table-cell office:value-type="float" office:value="44.7393" table:style-name="ce5">
            <text:p>44,7393</text:p>
          </table:table-cell>
          <table:table-cell office:value-type="float" office:value="29.761900000000001" table:style-name="ce6">
            <text:p>29,7619</text:p>
          </table:table-cell>
          <table:table-cell office:value-type="float" office:value="46.132199999999997" table:style-name="ce7">
            <text:p>46,1322</text:p>
          </table:table-cell>
          <table:table-cell office:value-type="float" office:value="14.326499999999999" table:style-name="ce8">
            <text:p>14,3265</text:p>
          </table:table-cell>
          <table:table-cell office:value-type="float" office:value="76.012" table:style-name="ce9">
            <text:p>76,0120</text:p>
          </table:table-cell>
          <table:table-cell office:value-type="float" office:value="1.02573" table:style-name="ce10">
            <text:p>1,0257</text:p>
          </table:table-cell>
          <table:table-cell office:value-type="float" office:value="0.17749899999999999" table:style-name="ce11">
            <text:p>0,1775</text:p>
          </table:table-cell>
          <table:table-cell office:value-type="float" office:value="0.89627100000000004" table:style-name="ce12">
            <text:p>0,896271</text:p>
          </table:table-cell>
          <table:table-cell office:value-type="float" office:value="20.191299999999998" table:style-name="ce14">
            <text:p>20,1913</text:p>
          </table:table-cell>
          <table:table-cell office:value-type="float" office:value="3.4263599999999999" table:style-name="ce1">
            <text:p>3,42636</text:p>
          </table:table-cell>
          <table:table-cell office:value-type="float" office:value="83.575599999999994" table:style-name="ce15">
            <text:p>83,5756</text:p>
          </table:table-cell>
          <table:table-cell office:value-type="float" office:value="0.83575599999999994" table:formula="of:=[.M21]/100" table:style-name="ce16">
            <text:p>0,835756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4T00:00:00" table:style-name="ce2">
            <text:p>24.11.2020</text:p>
          </table:table-cell>
          <table:table-cell office:value-type="float" office:value="55.501800000000003" table:style-name="ce3">
            <text:p>55,5018</text:p>
          </table:table-cell>
          <table:table-cell office:value-type="float" office:value="44.590899999999998" table:style-name="ce5">
            <text:p>44,5909</text:p>
          </table:table-cell>
          <table:table-cell office:value-type="float" office:value="29.750599999999999" table:style-name="ce6">
            <text:p>29,7506</text:p>
          </table:table-cell>
          <table:table-cell office:value-type="float" office:value="45.956899999999997" table:style-name="ce7">
            <text:p>45,9569</text:p>
          </table:table-cell>
          <table:table-cell office:value-type="float" office:value="14.08" table:style-name="ce8">
            <text:p>14,0800</text:p>
          </table:table-cell>
          <table:table-cell office:value-type="float" office:value="75.760000000000005" table:style-name="ce9">
            <text:p>75,7600</text:p>
          </table:table-cell>
          <table:table-cell office:value-type="float" office:value="1.02291" table:style-name="ce10">
            <text:p>1,0229</text:p>
          </table:table-cell>
          <table:table-cell office:value-type="float" office:value="0.17824200000000001" table:style-name="ce11">
            <text:p>0,1782</text:p>
          </table:table-cell>
          <table:table-cell office:value-type="float" office:value="0.89314199999999999" table:style-name="ce12">
            <text:p>0,893142</text:p>
          </table:table-cell>
          <table:table-cell office:value-type="float" office:value="20.1265" table:style-name="ce14">
            <text:p>20,1265</text:p>
          </table:table-cell>
          <table:table-cell office:value-type="float" office:value="3.4133800000000001" table:style-name="ce1">
            <text:p>3,41338</text:p>
          </table:table-cell>
          <table:table-cell office:value-type="float" office:value="83.197900000000004" table:style-name="ce15">
            <text:p>83,1979</text:p>
          </table:table-cell>
          <table:table-cell office:value-type="float" office:value="0.83197900000000002" table:formula="of:=[.M22]/100" table:style-name="ce16">
            <text:p>0,831979</text:p>
          </table:table-cell>
          <table:table-cell table:style-name="ce16"/>
          <table:table-cell table:number-columns-repeated="16369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3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13"/>
          <table:table-cell table:style-name="ce17"/>
          <table:table-cell table:style-name="ce16"/>
          <table:table-cell table:number-columns-repeated="16378" table:style-name="ce1"/>
        </table:table-row>
        <table:table-row table:number-rows-repeated="19" table:style-name="ro2">
          <table:table-cell table:number-columns-repeated="3"/>
          <table:table-cell table:style-name="ce13"/>
          <table:table-cell table:style-name="ce17"/>
          <table:table-cell table:style-name="ce16"/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6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title>Информация</dc:title>
    <meta:initial-creator>cbr.ru</meta:initial-creator>
    <dc:creator>Admin</dc:creator>
    <meta:creation-date>2020-11-24T07:25:39Z</meta:creation-date>
    <dc:date>2020-12-01T07:58:32Z</dc:date>
  </office:meta>
</office:document-meta>
</file>